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pace Mono for Powerline" svg:font-family="'Space Mono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Space Mono for Powerline" fo:font-size="10.5pt" style:font-size-asian="10.5pt" style:font-size-complex="10.5pt"/>
    </style:style>
    <style:style style:name="P2" style:family="paragraph" style:parent-style-name="Standard">
      <style:text-properties style:font-name="Space Mono for Powerline" fo:font-size="10.5pt" officeooo:paragraph-rsid="0002c5c1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Space Mono for Powerline" fo:font-size="14pt" fo:font-weight="bold" officeooo:rsid="000476ed" officeooo:paragraph-rsid="000476e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Space Mono for Powerline" fo:font-size="14pt" style:font-size-asian="14pt" style:font-size-complex="14pt"/>
    </style:style>
    <style:style style:name="P5" style:family="paragraph" style:parent-style-name="Standard">
      <style:text-properties style:font-name="Space Mono for Powerline" fo:font-size="10.5pt" style:font-size-asian="10.5pt" style:font-size-complex="10.5pt"/>
    </style:style>
    <style:style style:name="P6" style:family="paragraph" style:parent-style-name="Standard">
      <style:text-properties style:font-name="Space Mono for Powerline" fo:font-size="10.5pt" officeooo:paragraph-rsid="0005fbbc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Follow Sets for the ERPLAG Language</text:p>
      <text:p text:style-name="P1"/>
      <text:p text:style-name="P1">&lt;program&gt; <text:s text:c="22"/>{$}</text:p>
      <text:p text:style-name="P1"/>
      <text:p text:style-name="P1">&lt;moduleDeclarations&gt; <text:s text:c="11"/>{DEF, DRIVERDEF}</text:p>
      <text:p text:style-name="P1"/>
      <text:p text:style-name="P1">&lt;moduleDeclaration&gt; <text:s text:c="12"/>{DECLARE, DEF, DRIVERDEF}</text:p>
      <text:p text:style-name="P1"/>
      <text:p text:style-name="P1">&lt;otherModules&gt; <text:s text:c="17"/>{DRIVERDEF, $}</text:p>
      <text:p text:style-name="P1"/>
      <text:p text:style-name="P1">&lt;driverModule&gt; <text:s text:c="17"/>{DEF, $}</text:p>
      <text:p text:style-name="P1"/>
      <text:p text:style-name="P1">&lt;module&gt; <text:s text:c="23"/>{DEF, DRIVERDEF, $}</text:p>
      <text:p text:style-name="P1"/>
      <text:p text:style-name="P1">&lt;ret&gt; <text:s text:c="26"/>{START}</text:p>
      <text:p text:style-name="P1"/>
      <text:p text:style-name="P1">&lt;input_plist&gt; <text:s text:c="18"/>{SQBC}</text:p>
      <text:p text:style-name="P1"/>
      <text:p text:style-name="P1">&lt;sub_input_plist&gt; <text:s text:c="14"/>{SQBC}</text:p>
      <text:p text:style-name="P1"/>
      <text:p text:style-name="P1">&lt;output_plist&gt; <text:s text:c="17"/>{SQBC}</text:p>
      <text:p text:style-name="P1"/>
      <text:p text:style-name="P1">&lt;sub_output_plist&gt; <text:s text:c="13"/>{SQBC}</text:p>
      <text:p text:style-name="P1"/>
      <text:p text:style-name="P1">&lt;dataType&gt; <text:s text:c="21"/>{SEMICOL, COMMA, SQBC}</text:p>
      <text:p text:style-name="P1"/>
      <text:p text:style-name="P1">&lt;dynamic_range&gt; <text:s text:c="16"/>{SQBC}</text:p>
      <text:p text:style-name="P1"/>
      <text:p text:style-name="P1">&lt;type&gt; <text:s text:c="25"/>{SEMICOL, COMMA, SQBC}</text:p>
      <text:p text:style-name="P1"/>
      <text:p text:style-name="P1">&lt;moduleDef&gt; <text:s text:c="20"/>{DEF, DRIVERDEF, $}</text:p>
      <text:p text:style-name="P1"/>
      <text:p text:style-name="P1">&lt;statements&gt; <text:s text:c="19"/>{END, BREAK}</text:p>
      <text:p text:style-name="P1"/>
      <text:p text:style-name="P6">&lt;statement&gt; <text:s text:c="20"/>{GET_VALUE, PRINT, ID, SQBO, USE, DECLARE,</text:p>
      <text:p text:style-name="P6"><text:s text:c="33"/>SWITCH, FOR, WHILE, END, BREAK}</text:p>
      <text:p text:style-name="P1"/>
      <text:p text:style-name="P6">&lt;ioStmt&gt; <text:s text:c="23"/>{GET_VALUE, PRINT, ID, SQBO, USE, DECLARE,</text:p>
      <text:p text:style-name="P6"><text:s text:c="33"/>SWITCH, FOR, WHILE, END, BREAK}</text:p>
      <text:p text:style-name="P1"/>
      <text:p text:style-name="P1">&lt;extended_var&gt; <text:s text:c="17"/>{BC}</text:p>
      <text:p text:style-name="P1"/>
      <text:p text:style-name="P6">&lt;var&gt; <text:s text:c="26"/>{MUL, DIV, PLUS, MINUS, SEMICOL, BC, AND, </text:p>
      <text:p text:style-name="P6"><text:s text:c="33"/>OR, LT, LE, GT, GE, EQ, NE}</text:p>
      <text:p text:style-name="P1"/>
      <text:p text:style-name="P6"><text:soft-page-break/>&lt;whichId&gt; <text:s text:c="22"/>{MUL, DIV, PLUS, MINUS, SEMICOL, BC, AND,</text:p>
      <text:p text:style-name="P6"><text:s text:c="33"/>OR, LT, LE, GT, GE, EQ, NE}</text:p>
      <text:p text:style-name="P1"/>
      <text:p text:style-name="P6">&lt;simpleStmt&gt; <text:s text:c="19"/>{GET_VALUE, PRINT, ID, SQBO, USE, DECLARE,</text:p>
      <text:p text:style-name="P6"><text:s text:c="33"/>SWITCH, FOR, WHILE, END, BREAK}</text:p>
      <text:p text:style-name="P1"/>
      <text:p text:style-name="P6">&lt;assignmentStmt&gt; <text:s text:c="15"/>{GET_VALUE, PRINT, ID, SQBO, USE, DECLARE,</text:p>
      <text:p text:style-name="P6"><text:s text:c="33"/>SWITCH, FOR, WHILE, END, BREAK}</text:p>
      <text:p text:style-name="P1"/>
      <text:p text:style-name="P6">&lt;whichStmt&gt; <text:s text:c="20"/>{GET_VALUE, PRINT, ID, SQBO, USE, DECLARE,</text:p>
      <text:p text:style-name="P6"><text:s text:c="33"/>SWITCH, FOR, WHILE, END, BREAK}</text:p>
      <text:p text:style-name="P1"/>
      <text:p text:style-name="P6">&lt;lvalueIDStmt&gt; <text:s text:c="17"/>{GET_VALUE, PRINT, ID, SQBO, USE, DECLARE,</text:p>
      <text:p text:style-name="P6"><text:s text:c="33"/>SWITCH, FOR, WHILE, END, BREAK}</text:p>
      <text:p text:style-name="P1"/>
      <text:p text:style-name="P6">&lt;lvalueARRStmt&gt; <text:s text:c="16"/>{GET_VALUE, PRINT, ID, SQBO, USE, DECLARE,</text:p>
      <text:p text:style-name="P6"><text:s text:c="33"/>SWITCH, FOR, WHILE, END, BREAK}</text:p>
      <text:p text:style-name="P1"/>
      <text:p text:style-name="P1">&lt;index&gt; <text:s text:c="24"/>{SQBC, RANGEOP}</text:p>
      <text:p text:style-name="P1"/>
      <text:p text:style-name="P6">&lt;moduleReuseStmt&gt; <text:s text:c="14"/>{GET_VALUE, PRINT, ID, SQBO, USE, DECLARE,</text:p>
      <text:p text:style-name="P6"><text:s text:c="33"/>SWITCH, FOR, WHILE, END, BREAK}</text:p>
      <text:p text:style-name="P1"/>
      <text:p text:style-name="P1">&lt;optional&gt; <text:s text:c="21"/>{USE}</text:p>
      <text:p text:style-name="P1"/>
      <text:p text:style-name="P1">&lt;idList&gt; <text:s text:c="23"/>{SQBC, SEMICOL, COLON}</text:p>
      <text:p text:style-name="P1"/>
      <text:p text:style-name="P1">&lt;sub_idList&gt; <text:s text:c="19"/>{SQBC, SEMICOL, COLON}</text:p>
      <text:p text:style-name="P1"/>
      <text:p text:style-name="P1">&lt;new_expression&gt;<text:tab/> <text:s text:c="14"/>{SEMICOL}</text:p>
      <text:p text:style-name="P1"/>
      <text:p text:style-name="P1">&lt;u&gt; <text:s text:c="28"/>{SEMICOL}</text:p>
      <text:p text:style-name="P1"/>
      <text:p text:style-name="P1">&lt;sub_u&gt; <text:s text:c="24"/>{SEMICOL}</text:p>
      <text:p text:style-name="P1"/>
      <text:p text:style-name="P1">&lt;expression&gt; <text:s text:c="19"/>{SEMICOL}</text:p>
      <text:p text:style-name="P1"/>
      <text:p text:style-name="P6">&lt;arithmeticExpr&gt; <text:s text:c="15"/>{SEMICOL, BC, AND,</text:p>
      <text:p text:style-name="P6"><text:s text:c="33"/>OR, LT, LE, GT, GE, EQ, NE}</text:p>
      <text:p text:style-name="P1"/>
      <text:p text:style-name="P6">&lt;sub_arithmeticExpr&gt; <text:s text:c="11"/>{SEMICOL, BC, AND,</text:p>
      <text:p text:style-name="P6"><text:s text:c="33"/>OR, LT, LE, GT, GE, EQ, NE}</text:p>
      <text:p text:style-name="P1"/>
      <text:p text:style-name="P6">&lt;term&gt; <text:s text:c="25"/>{PLUS, MINUS, SEMICOL, BC, AND,</text:p>
      <text:p text:style-name="P6"><text:s text:c="33"/>OR, LT, LE, GT, GE, EQ, NE}</text:p>
      <text:p text:style-name="P1"/>
      <text:p text:style-name="P6"><text:soft-page-break/>&lt;sub_term&gt; <text:s text:c="21"/>{PLUS, MINUS, SEMICOL, BC, AND,</text:p>
      <text:p text:style-name="P6"><text:s text:c="33"/>OR, LT, LE, GT, GE, EQ, NE}</text:p>
      <text:p text:style-name="P1"/>
      <text:p text:style-name="P6">&lt;factor&gt; <text:s text:c="23"/>{MUL, DIV, PLUS, MINUS, SEMICOL, BC, AND,</text:p>
      <text:p text:style-name="P6"><text:s text:c="33"/>OR, LT, LE, GT, GE, EQ, NE}</text:p>
      <text:p text:style-name="P1"/>
      <text:p text:style-name="P1">&lt;op1&gt; <text:s text:c="26"/>{BO, ID, NUM, RNUM}</text:p>
      <text:p text:style-name="P1"/>
      <text:p text:style-name="P1">&lt;op2&gt; <text:s text:c="26"/>{BO, ID, NUM, RNUM}</text:p>
      <text:p text:style-name="P1"/>
      <text:p text:style-name="P1">&lt;booleanExpr&gt; <text:s text:c="18"/>{SEMICOL, BC}</text:p>
      <text:p text:style-name="P1"/>
      <text:p text:style-name="P6">&lt;sub_booleanExpr&gt; <text:s text:c="14"/>{SEMICOL, BC, AND,</text:p>
      <text:p text:style-name="P6"><text:s text:c="33"/>OR}</text:p>
      <text:p text:style-name="P1"/>
      <text:p text:style-name="P1">&lt;logicalOp&gt; <text:s text:c="20"/>{BO, ID, NUM, RNUM, TRUE, FALSE}</text:p>
      <text:p text:style-name="P1"/>
      <text:p text:style-name="P1">&lt;relationalOp&gt; <text:s text:c="17"/>{BO, ID, NUM, RNUM}</text:p>
      <text:p text:style-name="P1"/>
      <text:p text:style-name="P6">&lt;declareStmt&gt; <text:s text:c="18"/>{GET_VALUE, PRINT, ID, SQBO, USE, DECLARE,</text:p>
      <text:p text:style-name="P6"><text:s text:c="33"/>SWITCH, FOR, WHILE, END, BREAK}</text:p>
      <text:p text:style-name="P1"/>
      <text:p text:style-name="P6">&lt;conditionalStmt&gt; <text:s text:c="14"/>{GET_VALUE, PRINT, ID, SQBO, USE, DECLARE,</text:p>
      <text:p text:style-name="P6"><text:s text:c="33"/>SWITCH, FOR, WHILE, END, BREAK}</text:p>
      <text:p text:style-name="P1"/>
      <text:p text:style-name="P1">&lt;caseStmt&gt; <text:s text:c="21"/>{DEFAULT, END}</text:p>
      <text:p text:style-name="P1"/>
      <text:p text:style-name="P1">&lt;nullableCaseStmt&gt; <text:s text:c="13"/>{DEFAULT, END}</text:p>
      <text:p text:style-name="P1"/>
      <text:p text:style-name="P1">&lt;value&gt; <text:s text:c="24"/>{COLON}</text:p>
      <text:p text:style-name="P1"/>
      <text:p text:style-name="P1">&lt;default&gt; <text:s text:c="22"/>{END}</text:p>
      <text:p text:style-name="P1"/>
      <text:p text:style-name="P6">&lt;iterativeStmt&gt; <text:s text:c="16"/>{GET_VALUE, PRINT, ID, SQBO, USE, DECLARE,</text:p>
      <text:p text:style-name="P6"><text:s text:c="33"/>SWITCH, FOR, WHILE, END, BREAK}</text:p>
      <text:p text:style-name="P1"/>
      <text:p text:style-name="P1">&lt;range&gt; <text:s text:c="24"/>{BC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pace Mono for Powerline" svg:font-family="'Space Mono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2:03:52.905064625</meta:creation-date>
    <dc:date>2020-02-13T18:51:31.210196667</dc:date>
    <meta:editing-duration>PT6M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74" meta:word-count="342" meta:character-count="4072" meta:non-whitespace-character-count="2135"/>
  </office:meta>
</office:document-meta>
</file>